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f3b7" officeooo:paragraph-rsid="001df3b7"/>
    </style:style>
    <style:style style:name="P2" style:family="paragraph" style:parent-style-name="Heading_20_1">
      <style:text-properties officeooo:paragraph-rsid="001df3b7"/>
    </style:style>
    <style:style style:name="P3" style:family="paragraph" style:parent-style-name="Text_20_body">
      <style:text-properties officeooo:rsid="001df3b7" officeooo:paragraph-rsid="001df3b7"/>
    </style:style>
    <style:style style:name="P4" style:family="paragraph" style:parent-style-name="Text_20_body">
      <style:text-properties officeooo:paragraph-rsid="001df3b7"/>
    </style:style>
    <style:style style:name="P5" style:family="paragraph" style:parent-style-name="Title">
      <style:text-properties officeooo:rsid="001df3b7" officeooo:paragraph-rsid="001df3b7"/>
    </style:style>
    <style:style style:name="T1" style:family="text">
      <style:text-properties officeooo:rsid="001df3b7"/>
    </style:style>
    <style:style style:name="T2" style:family="text">
      <style:text-properties officeooo:rsid="002092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CK_PLAYER</text:p>
      <text:h text:style-name="P2" text:outline-level="1"><text:span text:style-name="T1">1. Designing the CLI</text:span></text:h>
      <text:p text:style-name="P4">1. Open a directory</text:p>
      <text:p text:style-name="P4"><text:s text:c="4"/># open a directory (show all files and sub-dir)</text:p>
      <text:p text:style-name="P4"><text:s text:c="4"/>&gt; open &lt;directory_name&gt;</text:p>
      <text:p text:style-name="P4"/>
      <text:p text:style-name="P4">2. Playlist </text:p>
      <text:p text:style-name="P4"><text:s text:c="4"/># List all playlists</text:p>
      <text:p text:style-name="P4"><text:s text:c="4"/>&gt; playlist -l</text:p>
      <text:p text:style-name="P4"/>
      <text:p text:style-name="P4"><text:s text:c="4"/># View a playlist</text:p>
      <text:p text:style-name="P4"><text:s text:c="4"/>&gt; playlist -v &lt;playlist_name&gt;</text:p>
      <text:p text:style-name="P4"/>
      <text:p text:style-name="P4"><text:s text:c="4"/># Create a playlist</text:p>
      <text:p text:style-name="P4"><text:s text:c="4"/>&gt; playlist -c &lt;playlist_name&gt;</text:p>
      <text:p text:style-name="P4"/>
      <text:p text:style-name="P4"><text:s text:c="4"/># Update a playlist</text:p>
      <text:p text:style-name="P4"><text:s text:c="4"/>&gt; playlist -u &lt;playlist_name&gt;</text:p>
      <text:p text:style-name="P4"/>
      <text:p text:style-name="P4"><text:s text:c="4"/># Delete a playlist </text:p>
      <text:p text:style-name="P4"><text:s text:c="4"/>&gt; playlist -d &lt;playlist_name&gt;</text:p>
      <text:p text:style-name="P4"/>
      <text:p text:style-name="P4">3. Metadata of file </text:p>
      <text:p text:style-name="P4"><text:s text:c="4"/># View Metadata</text:p>
      <text:p text:style-name="P4"><text:s text:c="4"/>&gt; metadata -v &lt;file_name&gt;</text:p>
      <text:p text:style-name="P4"/>
      <text:p text:style-name="P4"><text:s text:c="4"/># Edit metadata</text:p>
      <text:p text:style-name="P4"><text:s text:c="4"/>&gt; metadata –change &lt;<text:span text:style-name="T2">filename&gt;</text:span></text:p>
      <text:p text:style-name="P4"><text:s text:c="4"/>&gt; metadata <text:s/>--add &lt;<text:span text:style-name="T2">filename&gt;</text:span></text:p>
      <text:p text:style-name="P4"/>
      <text:p text:style-name="P4"><text:soft-page-break/>4. Play music </text:p>
      <text:p text:style-name="P4"><text:s text:c="4"/># Play media</text:p>
      <text:p text:style-name="P4"><text:s text:c="4"/>&gt; play &lt;file_name&gt;</text:p>
      <text:p text:style-name="P4"/>
      <text:p text:style-name="P4"><text:s text:c="4"/># Play or pause current song</text:p>
      <text:p text:style-name="P4"><text:s text:c="4"/>&gt; play</text:p>
      <text:p text:style-name="P4"><text:s text:c="4"/>&gt; pause</text:p>
      <text:p text:style-name="P4"/>
      <text:p text:style-name="P4"><text:s text:c="4"/># Play next or previous song</text:p>
      <text:p text:style-name="P4"><text:s text:c="4"/>&gt; next</text:p>
      <text:p text:style-name="P4"><text:s text:c="4"/>&gt; prev</text:p>
      <text:p text:style-name="P4"/>
      <text:p text:style-name="P4"><text:s text:c="4"/># Turn on or off auto next feature</text:p>
      <text:p text:style-name="P4"><text:s text:c="4"/>&gt; auto --on</text:p>
      <text:p text:style-name="P4"><text:s text:c="4"/>&gt; auto --off</text:p>
      <text:p text:style-name="P4"/>
      <text:p text:style-name="P4">5. Change volume</text:p>
      <text:p text:style-name="P4"><text:s text:c="4"/># Change volume, arithmetic like</text:p>
      <text:p text:style-name="P4"><text:s text:c="4"/>&gt; volume --<text:span text:style-name="T2">up</text:span></text:p>
      <text:p text:style-name="P4"><text:s text:c="4"/>&gt; volume --<text:span text:style-name="T2">down</text:span></text:p>
      <text:h text:style-name="P1" text:outline-level="1">2. Project structure</text:h>
      <text:p text:style-name="P4"><text:span text:style-name="T1">mck_player</text:span>/</text:p>
      <text:p text:style-name="P4">│</text:p>
      <text:p text:style-name="P4">├── main.cpp <text:s text:c="9"/># Main entry point of the CLI app</text:p>
      <text:p text:style-name="P4">├── Directory.cpp <text:s text:c="4"/># Implementation of directory operations</text:p>
      <text:p text:style-name="P4">├── Directory.hpp <text:s text:c="4"/># Header file for directory operations</text:p>
      <text:p text:style-name="P4">├── Playlist.cpp <text:s text:c="5"/># Implementation of playlist operations</text:p>
      <text:p text:style-name="P4">├── Playlist.hpp <text:s text:c="5"/># Header file for playlist operations</text:p>
      <text:p text:style-name="P4">├── Metadata.cpp <text:s text:c="5"/># Implementation of metadata operations</text:p>
      <text:p text:style-name="P4">├── Metadata.hpp <text:s text:c="5"/># Header file for metadata operations</text:p>
      <text:p text:style-name="P4">├── Player.cpp <text:s text:c="7"/># Implementation of playback operations</text:p>
      <text:p text:style-name="P4"><text:soft-page-break/>├── Player.hpp <text:s text:c="7"/># Header file for playback operations</text:p>
      <text:p text:style-name="P4">├── Volume.cpp <text:s text:c="7"/># Implementation of volume control</text:p>
      <text:p text:style-name="P4">├── Volume.hpp <text:s text:c="7"/># Header file for volume control</text:p>
      <text:p text:style-name="P4">└── playlists/ <text:s text:c="7"/># Folder to store playlist files (if needed)</text:p>
      <text:h text:style-name="P1" text:outline-level="1">2. Handling CLI</text:h>
      <text:p text:style-name="P3">int main.cpp</text:p>
      <text:p text:style-name="P3">./mck_player &lt;cli&gt; </text:p>
      <text:p text:style-name="P3">Let the terminal handle the argument</text:p>
      <text:h text:style-name="P2" text:outline-level="1"><text:span text:style-name="T1">3. open &lt;directory&gt;</text:span></text:h>
      <text:p text:style-name="P4">- <text:span text:style-name="T1">to do:</text:span></text:p>
      <text:p text:style-name="P4"><text:tab/>- <text:span text:style-name="T1">show all files in that directory </text:span><text:s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12:11.431948263</meta:creation-date>
    <dc:date>2024-09-26T10:17:56.116201166</dc:date>
    <meta:editing-duration>PT16S</meta:editing-duration>
    <meta:editing-cycles>1</meta:editing-cycles>
    <meta:document-statistic meta:table-count="0" meta:image-count="0" meta:object-count="0" meta:page-count="3" meta:paragraph-count="60" meta:word-count="272" meta:character-count="1760" meta:non-whitespace-character-count="1348"/>
    <meta:generator>LibreOffice/24.2.5.2$Linux_X86_64 LibreOffice_project/420$Build-2</meta:generator>
  </office:meta>
</office:document-meta>
</file>